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520000021CFE49E73461D51E3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fo:font-size="10pt" fo:language="fr" fo:country="FR" officeooo:rsid="001115ce" officeooo:paragraph-rsid="001115ce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fr" fo:country="FR" style:text-underline-style="solid" style:text-underline-width="auto" style:text-underline-color="font-color" officeooo:rsid="001115ce" officeooo:paragraph-rsid="001115ce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language="fr" fo:country="FR" style:text-underline-style="solid" style:text-underline-width="auto" style:text-underline-color="font-color" officeooo:rsid="001290ec" officeooo:paragraph-rsid="001290ec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language="fr" fo:country="FR" officeooo:rsid="001290ec" officeooo:paragraph-rsid="001290ec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fr" fo:country="FR" officeooo:rsid="001290ec" officeooo:paragraph-rsid="001290e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290ec" officeooo:paragraph-rsid="001290e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383cc" officeooo:paragraph-rsid="001383c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54933" officeooo:paragraph-rsid="0015493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5caa5" officeooo:paragraph-rsid="0015caa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a0396" officeooo:paragraph-rsid="001a0396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fr" fo:country="FR" style:text-underline-style="solid" style:text-underline-width="auto" style:text-underline-color="font-color" fo:font-weight="bold" officeooo:rsid="001290ec" officeooo:paragraph-rsid="001290e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officeooo:paragraph-rsid="0015caa5"/>
    </style:style>
    <style:style style:name="P13" style:family="paragraph" style:parent-style-name="Standard">
      <style:paragraph-properties fo:text-align="start" style:justify-single-word="false" fo:break-before="page"/>
      <style:text-properties style:font-name="Times New Roman" fo:font-size="12pt" fo:language="fr" fo:country="FR" officeooo:rsid="001383cc" officeooo:paragraph-rsid="001383cc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fo:font-size="12pt" fo:language="fr" fo:country="FR" officeooo:rsid="001383cc" officeooo:paragraph-rsid="001383cc" style:font-size-asian="12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Times New Roman" fo:font-size="12pt" fo:language="fr" fo:country="FR" officeooo:rsid="001383cc" officeooo:paragraph-rsid="00154933" style:font-size-asian="12pt" style:font-size-complex="12pt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Times New Roman" fo:font-size="12pt" fo:language="fr" fo:country="FR" officeooo:rsid="001383cc" officeooo:paragraph-rsid="0015caa5" style:font-size-asian="12pt" style:font-size-complex="12pt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Times New Roman" fo:font-size="12pt" fo:language="fr" fo:country="FR" officeooo:rsid="0015caa5" officeooo:paragraph-rsid="0015caa5" style:font-size-asian="12pt" style:font-size-complex="12pt"/>
    </style:style>
    <style:style style:name="P21" style:family="paragraph" style:parent-style-name="Standard" style:list-style-name="L8">
      <style:paragraph-properties fo:text-align="start" style:justify-single-word="false"/>
      <style:text-properties style:font-name="Times New Roman" fo:font-size="12pt" fo:language="fr" fo:country="FR" officeooo:rsid="0015caa5" officeooo:paragraph-rsid="0015caa5" style:font-size-asian="12pt" style:font-size-complex="12pt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Times New Roman" fo:font-size="12pt" fo:language="fr" fo:country="FR" officeooo:rsid="0015caa5" officeooo:paragraph-rsid="0015caa5" style:font-size-asian="12pt" style:font-size-complex="12pt"/>
    </style:style>
    <style:style style:name="P23" style:family="paragraph" style:parent-style-name="Standard" style:list-style-name="L10">
      <style:paragraph-properties fo:text-align="start" style:justify-single-word="false"/>
      <style:text-properties style:font-name="Times New Roman" fo:font-size="12pt" fo:language="fr" fo:country="FR" officeooo:rsid="0016e676" officeooo:paragraph-rsid="0016e676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fr" fo:country="FR" officeooo:rsid="001a0396" officeooo:paragraph-rsid="001a0396" style:font-size-asian="12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officeooo:paragraph-rsid="001383cc" style:font-size-asian="12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officeooo:paragraph-rsid="00154933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1383cc" style:font-size-asian="12pt" style:font-size-complex="12pt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154933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154933"/>
    </style:style>
    <style:style style:name="P30" style:family="paragraph" style:parent-style-name="Standard" style:list-style-name="L11">
      <style:paragraph-properties fo:text-align="start" style:justify-single-word="false"/>
      <style:text-properties officeooo:paragraph-rsid="001a0396"/>
    </style:style>
    <style:style style:name="P31" style:family="paragraph" style:parent-style-name="Standard">
      <style:paragraph-properties fo:text-align="start" style:justify-single-word="false"/>
      <style:text-properties officeooo:rsid="0015caa5" officeooo:paragraph-rsid="0015caa5"/>
    </style:style>
    <style:style style:name="T1" style:family="text">
      <style:text-properties style:font-name="Times New Roman" fo:language="fr" fo:country="FR" officeooo:rsid="001383cc"/>
    </style:style>
    <style:style style:name="T2" style:family="text">
      <style:text-properties style:font-name="Times New Roman" fo:language="fr" fo:country="FR" officeooo:rsid="00154933"/>
    </style:style>
    <style:style style:name="T3" style:family="text">
      <style:text-properties style:font-name="Times New Roman" fo:language="fr" fo:country="FR" officeooo:rsid="0015caa5"/>
    </style:style>
    <style:style style:name="T4" style:family="text">
      <style:text-properties style:font-name="Times New Roman" fo:language="fr" fo:country="FR" officeooo:rsid="0017d0be"/>
    </style:style>
    <style:style style:name="T5" style:family="text">
      <style:text-properties style:font-name="Times New Roman" fo:language="fr" fo:country="FR" officeooo:rsid="001e72f9"/>
    </style:style>
    <style:style style:name="T6" style:family="text">
      <style:text-properties style:font-name="Times New Roman" fo:font-size="12pt" fo:language="fr" fo:country="FR" style:font-size-asian="12pt" style:font-size-complex="12pt"/>
    </style:style>
    <style:style style:name="T7" style:family="text">
      <style:text-properties style:font-name="Times New Roman" fo:font-size="12pt" fo:language="fr" fo:country="FR" officeooo:rsid="001383cc" style:font-size-asian="12pt" style:font-size-complex="12pt"/>
    </style:style>
    <style:style style:name="T8" style:family="text">
      <style:text-properties style:font-name="Times New Roman" fo:font-size="12pt" fo:language="fr" fo:country="FR" officeooo:rsid="00154933" style:font-size-asian="12pt" style:font-size-complex="12pt"/>
    </style:style>
    <style:style style:name="T9" style:family="text">
      <style:text-properties style:font-name="Times New Roman" fo:font-size="12pt" fo:language="fr" fo:country="FR" officeooo:rsid="0016e676" style:font-size-asian="12pt" style:font-size-complex="12pt"/>
    </style:style>
    <style:style style:name="T10" style:family="text">
      <style:text-properties style:font-name="Times New Roman" fo:font-size="12pt" fo:language="fr" fo:country="FR" officeooo:rsid="001cb3ee" style:font-size-asian="12pt" style:font-size-complex="12pt"/>
    </style:style>
    <style:style style:name="T11" style:family="text">
      <style:text-properties style:font-name="Times New Roman" fo:font-size="12pt" fo:language="fr" fo:country="FR" officeooo:rsid="001a0396" style:font-size-asian="12pt" style:font-size-complex="12pt"/>
    </style:style>
    <style:style style:name="T12" style:family="text">
      <style:text-properties officeooo:rsid="00154933"/>
    </style:style>
    <style:style style:name="T13" style:family="text">
      <style:text-properties officeooo:rsid="0017d0be"/>
    </style:style>
    <style:style style:name="T14" style:family="text">
      <style:text-properties officeooo:rsid="0018516f"/>
    </style:style>
    <style:style style:name="T15" style:family="text">
      <style:text-properties style:text-position="super 58%"/>
    </style:style>
    <style:style style:name="T16" style:family="text">
      <style:text-properties officeooo:rsid="001a0396"/>
    </style:style>
    <style:style style:name="T17" style:family="text">
      <style:text-properties officeooo:rsid="001ae20d"/>
    </style:style>
    <style:style style:name="T18" style:family="text">
      <style:text-properties officeooo:rsid="001cb3ee"/>
    </style:style>
    <style:style style:name="T19" style:family="text">
      <style:text-properties officeooo:rsid="001e72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-rendu</text:p>
      <text:p text:style-name="P5">Thème :</text:p>
      <text:p text:style-name="P3">Le bien-être animal</text:p>
      <text:p text:style-name="P5">sujet traité :</text:p>
      <text:p text:style-name="P3">La grande distribution: quels engagements sur le bien-être animal?</text:p>
      <text:p text:style-name="P4"/>
      <text:p text:style-name="P6">Problématique :</text:p>
      <text:p text:style-name="P11">La grande distribution tient-elle ses engagements sur le bien-être animal?</text:p>
      <text:p text:style-name="P6"/>
      <text:p text:style-name="P6">Première partie :</text:p>
      <text:p text:style-name="P6"><text:tab/><text:span text:style-name="T12">L</text:span>es engagements de la grande distribution :</text:p>
      <text:p text:style-name="P6"/>
      <text:p text:style-name="P27"><text:span text:style-name="T1">Leclerc </text:span><text:span text:style-name="T5">s’engagent :</text:span></text:p>
      <text:list xml:id="list1239448225" text:style-name="L1">
        <text:list-item>
          <text:p text:style-name="P14">Partenariat avec le CIWF.</text:p>
        </text:list-item>
        <text:list-item>
          <text:p text:style-name="P14">Plus de 20% des volumes de poulets de chair bruts proviennent déjà d’élevages offrant aux animaux un accès au plein air.</text:p>
        </text:list-item>
        <text:list-item>
          <text:p text:style-name="P14">La gamme "engagé":</text:p>
          <text:list>
            <text:list-item>
              <text:p text:style-name="P14">Une sélection de produits laitiers et carnés favorisant le bien-être animal, en complément d’une meilleure rémunération des éleveurs.<text:line-break/></text:p>
            </text:list-item>
          </text:list>
        </text:list-item>
      </text:list>
      <text:p text:style-name="P7">Carrefour <text:span text:style-name="T18">s’engagent à respecter</text:span>:</text:p>
      <text:list xml:id="list3893489133" text:style-name="L11">
        <text:list-item>
          <text:p text:style-name="P30"><text:span text:style-name="T11">5 libertés fondamentales :</text:span></text:p>
          <text:list>
            <text:list-item>
              <text:p text:style-name="P30"><text:span text:style-name="T11">-la liberté physiologique</text:span></text:p>
            </text:list-item>
            <text:list-item>
              <text:p text:style-name="P30"><text:span text:style-name="T11">-la liberté environnementale</text:span></text:p>
            </text:list-item>
            <text:list-item>
              <text:p text:style-name="P30"><text:span text:style-name="T11">-la liberté sanitaire</text:span></text:p>
            </text:list-item>
            <text:list-item>
              <text:p text:style-name="P30"><text:span text:style-name="T11">-la liberté comportementale</text:span></text:p>
            </text:list-item>
            <text:list-item>
              <text:p text:style-name="P30"><text:span text:style-name="T11">-la liberté psychologique</text:span></text:p>
            </text:list-item>
          </text:list>
        </text:list-item>
      </text:list>
      <text:p text:style-name="P10"/>
      <text:list xml:id="list131438604291420" text:continue-numbering="true" text:style-name="L11">
        <text:list-item>
          <text:p text:style-name="P30"><text:span text:style-name="T11">10 objectifs prioritaires :</text:span></text:p>
        </text:list-item>
      </text:list>
      <text:list xml:id="list1933166739" text:style-name="L2">
        <text:list-item>
          <text:p text:style-name="P25"><text:span text:style-name="T1">Interdire les anti bio facteurs de croissance et hormones de croiss</text:span><text:span text:style-name="T3">ance.</text:span></text:p>
        </text:list-item>
        <text:list-item>
          <text:p text:style-name="P15">Pas de clonage et de modification génétique.</text:p>
        </text:list-item>
        <text:list-item>
          <text:p text:style-name="P15">Restreindre le confinement.</text:p>
        </text:list-item>
        <text:list-item>
          <text:p text:style-name="P15">Pas trop de stress pendant transport et abattage.</text:p>
        </text:list-item>
        <text:list-item>
          <text:p text:style-name="P15">Limiter pratiques controversées(castration, épointage…).</text:p>
        </text:list-item>
        <text:list-item>
          <text:p text:style-name="P15">Une alimentation adéquate.</text:p>
        </text:list-item>
        <text:list-item>
          <text:p text:style-name="P15">Un suivi sanitaire.</text:p>
        </text:list-item>
        <text:list-item>
          <text:p text:style-name="P15">Pas de tests sur animaux(cosmétique, produits d'entretien…).</text:p>
        </text:list-item>
        <text:list-item>
          <text:p text:style-name="P15">Pas de matériaux d'origine animale non issus d'élevages <text:span text:style-name="T14">dont l’objectif</text:span> 1<text:span text:style-name="T15">er</text:span> <text:span text:style-name="T14">est la</text:span> production de denrées alimentaires.</text:p>
        </text:list-item>
        <text:list-item>
          <text:p text:style-name="P15">Plus de confort par habitat.</text:p>
        </text:list-item>
      </text:list>
      <text:p text:style-name="P13">Casino <text:span text:style-name="T18">s’engagent pour que</text:span> :</text:p>
      <text:list xml:id="list3621387916" text:style-name="L3">
        <text:list-item>
          <text:p text:style-name="P26"><text:span text:style-name="T1">Le groupe Casino respecte la réglementation européenne : il n’a pas recours au clonage, aux modifications génétiques ou </text:span><text:span text:style-name="T2">a</text:span><text:span text:style-name="T1">ux facteurs de croissance sur l’ensemble de ses produits issus de filières animales en France.</text:span></text:p>
        </text:list-item>
        <text:list-item>
          <text:p text:style-name="P16">Au-delà des engagements vers l’amont des filières, le groupe Casino s’engage également auprès de ses clients en proposant une offre variée de produits carnés ou laitiers plus respectueux du bien-être animal. Cette offre s’appuie sur des cahiers des charges stricts (Label Rouge, Bio).</text:p>
        </text:list-item>
        <text:list-item>
          <text:p text:style-name="P16">Partenariat:</text:p>
          <text:list>
            <text:list-item>
              <text:p text:style-name="P16">Le groupe Casino a co-créé un étiquetage dédié au Bien-être animal, en partenariat avec trois ONG de protection animale.</text:p>
            </text:list-item>
            <text:list-item>
              <text:p text:style-name="P16">Apposé sur les produits, cet étiquetage permet au consommateur de pouvoir choisir des produits plus respectueux du bien-être animal.</text:p>
            </text:list-item>
            <text:list-item>
              <text:p text:style-name="P26"><text:span text:style-name="T2">L</text:span><text:span text:style-name="T1">’ambition de cet étiquetage est d’être étendu à un maximum de produits, dans le plus grand nombre de magasins en France.</text:span></text:p>
            </text:list-item>
          </text:list>
        </text:list-item>
      </text:list>
      <text:p text:style-name="P7"/>
      <text:p text:style-name="P7">Super U <text:span text:style-name="T18">s’engagent :</text:span></text:p>
      <text:list xml:id="list1964707569" text:style-name="L4">
        <text:list-item>
          <text:p text:style-name="P17">partenariat TERRENA ET LA NOUVELLE AGRICULTURE®</text:p>
        </text:list-item>
      </text:list>
      <text:p text:style-name="P7"/>
      <text:p text:style-name="P7">Auchan <text:span text:style-name="T18">s’engagent pour </text:span>:</text:p>
      <text:p text:style-name="P7"><text:tab/><text:span text:style-name="T16">Tout comme Carrefour, ils s’engagent à respecter les 5 libertés fondamentales</text:span></text:p>
      <text:list xml:id="list3517130410" text:style-name="L5">
        <text:list-item>
          <text:p text:style-name="P18">2019 :</text:p>
          <text:list>
            <text:list-item>
              <text:p text:style-name="P28"><text:span text:style-name="T8">La</text:span><text:span text:style-name="T7"> création gamme poulet plus respectueuse du b</text:span><text:span text:style-name="T8">ien</text:span><text:span text:style-name="T7">-ê</text:span><text:span text:style-name="T8">tre</text:span><text:span text:style-name="T7"> animal.</text:span></text:p>
            </text:list-item>
          </text:list>
        </text:list-item>
        <text:list-item>
          <text:p text:style-name="P28"><text:span text:style-name="T8">Exigences</text:span><text:span text:style-name="T7"> mini revu en 2019 pour </text:span><text:span text:style-name="T8">filières</text:span><text:span text:style-name="T7"> </text:span><text:span text:style-name="T8">A</text:span><text:span text:style-name="T7">uchan :</text:span></text:p>
          <text:list>
            <text:list-item>
              <text:p text:style-name="P28"><text:span text:style-name="T8">P</text:span><text:span text:style-name="T7">lus d'espaces.</text:span></text:p>
            </text:list-item>
            <text:list-item>
              <text:p text:style-name="P28"><text:span text:style-name="T8">Un </text:span><text:span text:style-name="T7">meilleur accès au plein air.</text:span></text:p>
            </text:list-item>
            <text:list-item>
              <text:p text:style-name="P28"><text:span text:style-name="T8">Un </text:span><text:span text:style-name="T7">meilleur </text:span><text:span text:style-name="T8">milieu</text:span><text:span text:style-name="T7"> de vie.</text:span></text:p>
            </text:list-item>
          </text:list>
        </text:list-item>
        <text:list-item>
          <text:p text:style-name="P28"><text:span text:style-name="T8">Un </text:span><text:span text:style-name="T7">partenariat avec CIWF.</text:span></text:p>
        </text:list-item>
        <text:list-item>
          <text:p text:style-name="P28"><text:span text:style-name="T8">Une d</text:span><text:span text:style-name="T7">iminution de la densité d'élevage des poulets jusqu'à 30kg/m².</text:span></text:p>
        </text:list-item>
      </text:list>
      <text:p text:style-name="P7"/>
      <text:p text:style-name="P7">Intermarché <text:span text:style-name="T18">s’e</text:span>ngage<text:span text:style-name="T18">n</text:span>t <text:span text:style-name="T18">grâce à un</text:span> :</text:p>
      <text:list xml:id="list3123940619" text:style-name="L6">
        <text:list-item>
          <text:p text:style-name="P29"><text:span text:style-name="T8">Un </text:span><text:span text:style-name="T7">partenariat avec le CIWF et Welfarm, </text:span><text:span text:style-name="T8">avec des </text:span><text:span text:style-name="T7">hercheurs d'ITAVI et d'ISA Lille, ainsi que les fournisseurs des marques.</text:span></text:p>
        </text:list-item>
        <text:list-item>
          <text:p text:style-name="P29"><text:span text:style-name="T8">L</text:span><text:span text:style-name="T7">e pouvoir d'achats des client.</text:span></text:p>
        </text:list-item>
        <text:list-item>
          <text:p text:style-name="P19">Au moins 20% des volumes précités proviendront d’élevages garantissant aux animaux, en outre, un accès au plein air ou à un jardin d’hiver.</text:p>
        </text:list-item>
      </text:list>
      <text:p text:style-name="P12"><text:span text:style-name="T7">D</text:span><text:span text:style-name="T8">euxième Partie :</text:span></text:p>
      <text:p text:style-name="P8"><text:tab/>Leurs engagements sur le futur</text:p>
      <text:p text:style-name="P8"/>
      <text:p text:style-name="P9">Leclerc <text:span text:style-name="T18">s’engagent sur le futur</text:span> :</text:p>
      <text:list xml:id="list2474394047" text:style-name="L7">
        <text:list-item>
          <text:p text:style-name="P20"><text:span text:style-name="T18">en </text:span>2023 <text:span text:style-name="T18">Leclerc veut que</text:span>:</text:p>
          <text:list>
            <text:list-item>
              <text:p text:style-name="P20">Les œufs utilisés comme ingrédients dans l’ensemble des recettes des produits transformés</text:p>
            </text:list-item>
            <text:list-item>
              <text:p text:style-name="P20">Marque Repère seront également issus d’élevages alternatifs (exemple : biscuits, pâtisseries, snacks ....).</text:p>
            </text:list-item>
            <text:list-item>
              <text:p text:style-name="P20">C’est plus de 1100 recettes que Marque Repère s’engage à passer au crible d’ici 2 ans.</text:p>
            </text:list-item>
          </text:list>
          <text:p text:style-name="P20"/>
        </text:list-item>
        <text:list-item>
          <text:p text:style-name="P20"><text:span text:style-name="T18">En </text:span>2026 <text:span text:style-name="T18">Leclerc veut que</text:span>:</text:p>
          <text:list>
            <text:list-item>
              <text:p text:style-name="P20">À ce que l’ensemble des produits de poulets de chair bruts et élaborés (contenant plus de 50% de poulet.</text:p>
            </text:list-item>
            <text:list-item>
              <text:p text:style-name="P20">Respectent les critères du European Chicken Commitment. Cela signifie, entres autres : une réduction des densités en élevage.</text:p>
            </text:list-item>
            <text:list-item>
              <text:p text:style-name="P20">De la lumière naturelle et des éléments d’enrichissement permettant aux animaux d’exprimer leurs comportements naturels.</text:p>
            </text:list-item>
            <text:list-item>
              <text:p text:style-name="P20">L’élevage de races à croissance plus lente.</text:p>
            </text:list-item>
          </text:list>
        </text:list-item>
      </text:list>
      <text:p text:style-name="P9"/>
      <text:p text:style-name="P9">Carrefour <text:span text:style-name="T18">s’engagent sur le futur en mettant</text:span> :</text:p>
      <text:list xml:id="list579458116" text:style-name="L8">
        <text:list-item>
          <text:p text:style-name="P21">La mise en place d'un plan bien-être animal dans tous les pays en 2020.</text:p>
        </text:list-item>
        <text:list-item>
          <text:p text:style-name="P21">100% d’œufs de marque carrefour issus d'élevage n'utilisant pas la cage, étendue à l'ensemble du rayon.</text:p>
          <text:list>
            <text:list-item>
              <text:p text:style-name="P21">France métropolitaine: objectif atteint, 2025 pour l'ensemble du rayon.</text:p>
            </text:list-item>
            <text:list-item>
              <text:p text:style-name="P21">Europe: fin 2020 pour les marques carrefour, 2025 pour le rayon.</text:p>
            </text:list-item>
            <text:list-item>
              <text:p text:style-name="P21">Brésil, Argentine et Taïwan: 2025 pour marques carrefour, 2028 pour le rayon(avec marques nationales).</text:p>
            </text:list-item>
            <text:list-item>
              <text:p text:style-name="P21">Agriculture bio: 4,8 milliards € de chiffres d'affaires de produits bio d'ici 2022.</text:p>
            </text:list-item>
          </text:list>
        </text:list-item>
        <text:list-item>
          <text:p text:style-name="P21">France métropolitaine:</text:p>
          <text:list>
            <text:list-item>
              <text:p text:style-name="P21">100% des œufs ingrédients hors cage d'ici 2025.</text:p>
            </text:list-item>
            <text:list-item>
              <text:p text:style-name="P21">100% des produits avec 50% de poulet avec marques carrefour respecteront les critères du European Chicken Commitment d’ici 2026.</text:p>
            </text:list-item>
            <text:list-item>
              <text:p text:style-name="P21">100% des abattoirs audités selon des critères de bien-être animal en 2020.</text:p>
            </text:list-item>
            <text:list-item>
              <text:p text:style-name="P21">100% sollicités pour l'installation des caméras.</text:p>
            </text:list-item>
            <text:list-item>
              <text:p text:style-name="P21">100% œufs de cailles marques carrefour élevage hors cage.</text:p>
            </text:list-item>
            <text:list-item>
              <text:p text:style-name="P21">pareil pour les lapins.</text:p>
            </text:list-item>
          </text:list>
        </text:list-item>
        <text:list-item>
          <text:p text:style-name="P21">Brésil:</text:p>
          <text:list>
            <text:list-item>
              <text:p text:style-name="P21">d'ici 2025 produits porcins marques carrefour, plus de castration à vif.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uper U <text:span text:style-name="T18">s’e</text:span>ngage<text:span text:style-name="T18">n</text:span>t sur le futur :</text:p>
      <text:list xml:id="list3593162201" text:style-name="L9">
        <text:list-item>
          <text:p text:style-name="P22"><text:span text:style-name="T18">en </text:span>2026 <text:span text:style-name="T18">super U veut que</text:span>:</text:p>
          <text:list>
            <text:list-item>
              <text:p text:style-name="P22">100% des poulets U vendus entiers ou découpés et des produits U contenant plus de 50 % de viande de poulet, satisferont les critères du Better Chicken Commitment.</text:p>
            </text:list-item>
            <text:list-item>
              <text:p text:style-name="P22">Celles-ci intègrent des mesures sur les conditions d’élevage comme la densité, la lumière naturelle et l’enrichissement du milieu, les conditions d’abattage et l’obligation d’un audit externe.</text:p>
              <text:p text:style-name="P22"/>
            </text:list-item>
          </text:list>
        </text:list-item>
      </text:list>
      <text:p text:style-name="P31"><text:span text:style-name="T6">Intermarché </text:span><text:span text:style-name="T10">s’engagents</text:span><text:span text:style-name="T9"> sur le futur :</text:span></text:p>
      <text:list xml:id="list1794456831" text:style-name="L10">
        <text:list-item>
          <text:p text:style-name="P23"><text:span text:style-name="T18">en </text:span>2026 <text:span text:style-name="T18">Intermarché veut que tous</text:span>:</text:p>
          <text:list>
            <text:list-item>
              <text:p text:style-name="P23">Tous les produits contenant au moins 50 % de viande de poulet, que nous commercialisons à nos marques propres y compris nos marques propres 1er prix, tous rayons confondus, répondront au minimum à l’ensemble des critères du Better Chicken Commitment, d’ici 2026.</text:p>
            </text:list-item>
            <text:list-item>
              <text:p text:style-name="P23">Le Better Chicken Commitment prévoit notamment l’utilisation de races à croissance plus lente, la mise à disposition de perchoirs et substrats de picage, une densité réduite et de la lumière naturelle dans tous les bâtiments d’élevage.</text:p>
              <text:p text:style-name="P23"/>
            </text:list-item>
          </text:list>
        </text:list-item>
      </text:list>
      <text:p text:style-name="P10">On peut donc souligner la volonté de la plupart des grandes distribution de vouloir offrir des produit<text:span text:style-name="T17">s</text:span> plus respectueux du bien-être animal, en particulier vis-à-vis des poulets. Certains ont même des partenariats avec des associations comme la CIWF, ce qui est plutôt rassurant <text:span text:style-name="T17">pour le futur des animaux <text:s/>d’élevage. Cependant, ces avancées ne sont que pour la très grande majorité des cas, uniquement pour les produits de la marque de ces grandes distribution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fo:language="fr" fo:country="FR" officeooo:rsid="001115ce" officeooo:paragraph-rsid="001115ce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64cm" svg:y="-1.633cm" svg:width="1.57cm" svg:height="2.506cm" draw:z-index="3"><draw:image xlink:href="Pictures/10000201000001520000021CFE49E73461D51E3A.png" xlink:type="simple" xlink:show="embed" xlink:actuate="onLoad" draw:mime-type="image/png"/></draw:frame>Masson Joris, Champenois Brandon</text:p>
        <text:p text:style-name="MP1">Licence informatique, groupe 3A</text:p>
        <text:p text:style-name="MP1">Année universitaire: 2020-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1T14:28:30.863048091</meta:creation-date>
    <meta:generator>LibreOffice/7.0.1.2$Windows_x86 LibreOffice_project/7cbcfc562f6eb6708b5ff7d7397325de9e764452</meta:generator>
    <meta:editing-cycles>0</meta:editing-cycles>
    <meta:editing-duration>P0D</meta:editing-duration>
    <meta:document-statistic meta:table-count="0" meta:image-count="1" meta:object-count="0" meta:page-count="4" meta:paragraph-count="98" meta:word-count="1047" meta:character-count="6430" meta:non-whitespace-character-count="5547"/>
  </office:meta>
</office:document-meta>
</file>